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2" svg:font-family="'Droid Sans Mono'" style:font-family-generic="swiss" style:font-pitch="fixed"/>
    <style:font-face style:name="Droid Sans Mono1" svg:font-family="'Droid Sans Mono'" style:font-adornments="黒" style:font-family-generic="swiss" style:font-pitch="fixed"/>
    <style:font-face style:name="C0591" svg:font-family="C059" style:font-pitch="variable"/>
    <style:font-face style:name="C059" svg:font-family="C059" style:font-adornments="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roid Sans Mono" svg:font-family="'Droid Sans Mono'"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list-style-name="L3">
      <style:graphic-properties fo:min-height="12.75cm"/>
    </style:style>
    <style:style style:name="P1" style:family="paragraph">
      <style:text-properties style:font-name="Droid Sans Mono2"/>
    </style:style>
    <style:style style:name="P2" style:family="paragraph">
      <loext:graphic-properties draw:fill-color="#ffffff"/>
    </style:style>
    <style:style style:name="P3" style:family="paragraph">
      <style:text-properties style:font-name="C0591"/>
    </style:style>
    <style:style style:name="T1" style:family="text">
      <style:text-properties style:font-name="Droid Sans Mono2"/>
    </style:style>
    <style:style style:name="T2" style:family="text">
      <style:text-properties style:font-name="C059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text:span text:style-name="T1">Git</text:span></text:p>
          </draw:text-box>
        </draw:frame>
        <draw:frame presentation:style-name="pr2" draw:text-style-name="P2" draw:layer="layout" svg:width="25.5cm" svg:height="7cm" svg:x="1.5cm" svg:y="13cm" presentation:class="subtitle" presentation:user-transformed="true">
          <draw:text-box>
            <text:p>Why and how of modern version control system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y?</text:p>
          </draw:text-box>
        </draw:frame>
        <draw:frame presentation:style-name="pr5" draw:text-style-name="P3" draw:layer="layout" svg:width="25.5cm" svg:height="13cm" svg:x="1cm" svg:y="5.5cm" presentation:class="outline">
          <draw:text-box>
            <text:list text:style-name="L1">
              <text:list-item>
                <text:p><text:span text:style-name="T2">Mainly designed for software development</text:span></text:p>
              </text:list-item>
              <text:list-item>
                <text:p><text:span text:style-name="T2">This design does not restrict its usage to specifically code!</text:span></text:p>
              </text:list-item>
              <text:list-item>
                <text:p><text:span text:style-name="T2">It simply tracks changes in files, giving you easy backups and a record of who has changed what.</text:span></text:p>
              </text:list-item>
              <text:list-item>
                <text:p><text:span text:style-name="T2">For example, trying out different things with a presentation for easy backups, or working with multiple people and tracking contributions.</text:span></text:p>
              </text:list-item>
              <text:list-item>
                <text:p><text:span text:style-name="T2">To really understand why it’s important for software development, we can look at its origin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rigin</text:p>
          </draw:text-box>
        </draw:frame>
        <draw:frame presentation:style-name="pr5" draw:text-style-name="P3" draw:layer="layout" svg:width="25.5cm" svg:height="13cm" svg:x="1cm" svg:y="5.5cm" presentation:class="outline" presentation:user-transformed="true">
          <draw:text-box>
            <text:list text:style-name="L1">
              <text:list-item>
                <text:p><text:span text:style-name="T2">Created in 2005 by Linus Torvalds, as the Linux kernel gained traction</text:span></text:p>
              </text:list-item>
              <text:list-item>
                <text:p><text:span text:style-name="T2">He needed some way to manage A. all these different versions of Linux that existed and B. all the different people who were contributing.</text:span></text:p>
              </text:list-item>
              <text:list-item>
                <text:p><text:span text:style-name="T2">It needed to be fast (because of the pure scale of Linux) and free (the system they used before git’s inception lost many followers because they stopped their free-use policy. BitKeeper’s use of copyright also spawned Mercurial, the version control system used for Mozilla’s Firefox.)</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urrent Support</text:p>
          </draw:text-box>
        </draw:frame>
        <draw:frame presentation:style-name="pr5" draw:text-style-name="P3" draw:layer="layout" svg:width="25.5cm" svg:height="13cm" svg:x="1cm" svg:y="5.5cm" presentation:class="outline">
          <draw:text-box>
            <text:list text:style-name="L1">
              <text:list-item>
                <text:p><text:span text:style-name="T2">Despite being first created by Linus Torvalds in 2005, it was quickly passed over to Junio Hamano, who maintains it to this day. </text:span></text:p>
              </text:list-item>
              <text:list-item>
                <text:p><text:span text:style-name="T2">A prime example of how it can be used is Git itself, there are years and years of changes on record for the Git source code because it’s all recorded using Git.</text:span></text:p>
              </text:list-item>
              <text:list-item>
                <text:p><text:span text:style-name="T2">While Git can be used completely locally, being used to track local changes on a computer/network and create quick duplicates for multiple people to work on, it gets even better with Github’s support for easy sharing.</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ithub</text:p>
          </draw:text-box>
        </draw:frame>
        <draw:frame presentation:style-name="pr5" draw:text-style-name="P3" draw:layer="layout" svg:width="25.5cm" svg:height="13cm" svg:x="1cm" svg:y="5.5cm" presentation:class="outline">
          <draw:text-box>
            <text:list text:style-name="L1">
              <text:list-item>
                <text:p><text:span text:style-name="T2">Github and Git are two separate things, but Github is intrinsically linked to Git.</text:span></text:p>
              </text:list-item>
              <text:list-item>
                <text:p><text:span text:style-name="T2">Basically links your local repository to a cloud-based storage of that same source code, where you can push any of your local changes online with simple commands.</text:span></text:p>
              </text:list-item>
              <text:list-item>
                <text:p><text:span text:style-name="T2">Both public and private repositories are free, and it makes it easy to provide software to people when you’re okay with all the source code being on display.</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blic Repositories<text:tab/></text:p>
          </draw:text-box>
        </draw:frame>
        <draw:frame presentation:style-name="pr8" draw:text-style-name="P3" draw:layer="layout" svg:width="25.5cm" svg:height="13cm" svg:x="1cm" svg:y="5.5cm" presentation:class="outline" presentation:user-transformed="true">
          <draw:text-box>
            <text:list text:style-name="L3">
              <text:list-item>
                <text:p>Public repos allow people to easily download your code, but it also allows them to easily edit it.</text:p>
              </text:list-item>
              <text:list-item>
                <text:p>Github provides access control, meaning that people can’t make direct changes to your branches without permission.</text:p>
              </text:list-item>
              <text:list-item>
                <text:p>However, they can make a branch of their own to edit as they please, and make a Pull Request (PR) to have you look over them and merge them with the master branch. (Or another on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erge Conflicts</text:p>
          </draw:text-box>
        </draw:frame>
        <draw:frame presentation:style-name="pr5" draw:text-style-name="P3" draw:layer="layout" svg:width="25.5cm" svg:height="13cm" svg:x="1cm" svg:y="5.5cm" presentation:class="outline" presentation:user-transformed="true">
          <draw:text-box>
            <text:list text:style-name="L4">
              <text:list-item>
                <text:p>Not every change is going to add on perfectly to existing code. </text:p>
              </text:list-item>
              <text:list-item>
                <text:p>When what exists at one branch and the code being merged with it conflict, Git gives you a merge conflict warning.</text:p>
              </text:list-item>
              <text:list-item>
                <text:p>It highlights all the parts that are in conflict, and you can manually select which version of them to keep in each place.</text:p>
              </text:list-item>
              <text:list-item>
                <text:p>This is especially useful when people branch off of old code, make it better in some areas, and make a pull request, and you need to keep other areas updated.</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rminal Commands</text:p>
          </draw:text-box>
        </draw:frame>
        <draw:frame presentation:style-name="pr5" draw:layer="layout" svg:width="25.5cm" svg:height="13cm" svg:x="1cm" svg:y="5.5cm" presentation:class="outline" presentation:user-transformed="true">
          <draw:text-box>
            <text:list text:style-name="L3">
              <text:list-item>
                <text:p>All start with “git”, this is just to keep all your commands in one place with one software.</text:p>
              </text:list-item>
              <text:list-item>
                <text:p>“git init” creates a new, empty repository.</text:p>
              </text:list-item>
              <text:list-item>
                <text:p>“git clone” creates a new repository containing resources from another repository, either local or with a simple URL.</text:p>
              </text:list-item>
              <text:list-item>
                <text:p>“git add” tells git that certain files are part of the repo and should be tracked.</text:p>
              </text:list-item>
              <text:list-item>
                <text:p>“git commit” makes a record of changes you’ve mad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rminal Commands +</text:p>
          </draw:text-box>
        </draw:frame>
        <draw:frame presentation:style-name="pr5" draw:text-style-name="P3" draw:layer="layout" svg:width="25.5cm" svg:height="13cm" svg:x="1cm" svg:y="5.5cm" presentation:class="outline" presentation:user-transformed="true">
          <draw:text-box>
            <text:list text:style-name="L4">
              <text:list-item>
                <text:p text:style-name="P3"><text:span text:style-name="T2">“</text:span><text:span text:style-name="T2">git switch” changes the branch that you’re using.</text:span></text:p>
              </text:list-item>
              <text:list-item>
                <text:p text:style-name="P3"><text:span text:style-name="T2">“</text:span><text:span text:style-name="T2">git pull” checks all the linked repos on a network </text:span><text:span text:style-name="T2">or online for your current branch and updates you </text:span><text:span text:style-name="T2">to the latest one.</text:span></text:p>
              </text:list-item>
              <text:list-item>
                <text:p text:style-name="P3"><text:span text:style-name="T2">“</text:span><text:span text:style-name="T2">git push” updates all your linked repos to the one </text:span><text:span text:style-name="T2">on your computer.</text:span></text:p>
              </text:list-item>
              <text:list-item>
                <text:p text:style-name="P3"><text:span text:style-name="T2">“</text:span><text:span text:style-name="T2">git branch” lists all your branches, and allows you </text:span><text:span text:style-name="T2">to create/modify them. “git branch -c” lets you pass </text:span><text:span text:style-name="T2">in the branch to go off of and the name of the new </text:span><text:span text:style-name="T2">one to use.</text:span></text:p>
              </text:list-item>
              <text:list-item>
                <text:p text:style-name="P3"><text:span text:style-name="T2">“</text:span><text:span text:style-name="T2">git init”, creating a file, “git add &lt;filename&gt;” “git </text:span><text:span text:style-name="T2">commit &lt;message&gt;” and “git push” will get you </text:span><text:span text:style-name="T2">from no repo to a file on Github in 4 commands.</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UI<text:tab/><text:tab/></text:p>
          </draw:text-box>
        </draw:frame>
        <draw:frame presentation:style-name="pr5" draw:text-style-name="P3" draw:layer="layout" svg:width="25.5cm" svg:height="13cm" svg:x="1cm" svg:y="5.5cm" presentation:class="outline" presentation:user-transformed="true">
          <draw:text-box>
            <text:list text:style-name="L4">
              <text:list-item>
                <text:p text:style-name="P3"><text:span text:style-name="T2">There are a couple different graphical interfaces for Git.</text:span></text:p>
              </text:list-item>
              <text:list-item>
                <text:p text:style-name="P3"><text:span text:style-name="T2">Oftentimes, using the terminal is the best way to go, especially since you’ll be modifying other files inside.</text:span></text:p>
              </text:list-item>
              <text:list-item>
                <text:p text:style-name="P3"><text:span text:style-name="T2">A lot of times, IDEs have built-in Git GUIs available, which actually makes it easier. (You’re already in your IDE, opening another terminal window instead of being able to click a button/use a keyboard shortcut takes away some convenience)</text:span></text:p>
              </text:list-item>
              <text:list-item>
                <text:p text:style-name="P3"><text:span text:style-name="T2">Github has a fantastic web-based GUI, but you can also entirely interact with it via the terminal.</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2" svg:font-family="'Droid Sans Mono'" style:font-family-generic="swiss" style:font-pitch="fixed"/>
    <style:font-face style:name="Droid Sans Mono1" svg:font-family="'Droid Sans Mono'" style:font-adornments="黒" style:font-family-generic="swiss" style:font-pitch="fixed"/>
    <style:font-face style:name="C0591" svg:font-family="C059" style:font-pitch="variable"/>
    <style:font-face style:name="C059" svg:font-family="C059" style:font-adornments="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roid Sans Mono" svg:font-family="'Droid Sans Mono'"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justify"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justify"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8T14:01:40.888644426</meta:creation-date>
    <meta:editing-duration>PT24M59S</meta:editing-duration>
    <meta:editing-cycles>4</meta:editing-cycles>
    <meta:generator>LibreOffice/6.2.6.2$Linux_X86_64 LibreOffice_project/20$Build-2</meta:generator>
    <dc:title>Alizarin</dc:title>
    <dc:date>2019-10-09T13:56:34.069909800</dc:date>
    <meta:document-statistic meta:object-count="77"/>
  </office:meta>
</office:document-meta>
</file>